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color="#ff3333"/>
    </style:style>
    <style:style style:name="P7" style:family="paragraph" style:parent-style-name="Standard" style:list-style-name="L1">
      <style:paragraph-properties fo:text-align="start" style:justify-single-word="false"/>
      <style:text-properties fo:color="#ff3333"/>
    </style:style>
    <style:style style:name="P8" style:family="paragraph" style:parent-style-name="Standard">
      <style:paragraph-properties fo:text-align="start" style:justify-single-word="false"/>
      <style:text-properties fo:color="#000000"/>
    </style:style>
    <style:style style:name="P9" style:family="paragraph" style:parent-style-name="Standard" style:list-style-name="L1">
      <style:paragraph-properties fo:text-align="start" style:justify-single-word="false"/>
      <style:text-properties fo:color="#000000"/>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color="#ff3333"/>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Résumé par semaine de nos recherches :</text:p>
      <text:p text:style-name="P2"/>
      <text:p text:style-name="Standard">objectifs, répartition, bilan, remarques</text:p>
      <text:p text:style-name="P3"/>
      <text:p text:style-name="P1">Semaine du 15 février :</text:p>
      <text:p text:style-name="P3"/>
      <text:p text:style-name="P4">--- constitution du groupe : Kevin Banor, Praveena Paramalingam, Quentin France et Théo Rene</text:p>
      <text:p text:style-name="P4">--- concertation sur le choix du sujet : nous avons rapidement pensé à la Théorie de la forêt sombre. </text:p>
      <text:p text:style-name="P4">Nous souhaiterions modéliser l'interaction de civilisations dans un univers régi par les lois décrites dans le roman de Liu Cixin. <text:span text:style-name="T1">[tout détailler encore une fois ou pas ? ] </text:span>Notre objectif serait de comprendre comment un tel monde peut évoluer, et vérifier si certaines propriétés comme l'équation de Drake y sont vérifiées. </text:p>
      <text:p text:style-name="P4">Nous nous placerons dans des conditions qui correspondent à des paramètres que nous ferons varier, afin d'étudier le paradoxe de Fermi. En particulier, nous aimerions, dans des conditions les plus proches possibles de réalité (si tant est que nous puissions les imaginer), regarder si nous ne recevons effectivement pas de signal extraterrestre. Inversement, nous pourrions estimer par exemple à quelle distance pourrait se situer l'autre civilisation la proche. </text:p>
      <text:p text:style-name="P4">Nous partons donc sur l'idée de modéliser un tel univers grâce à un programme informatique, dans lequel nous pourrions alors réaliser diverses expériences. Ce sujet est vaste : nous commencerons l'approximer par un modèle simple que nous compléterons par la suite.</text:p>
      <text:p text:style-name="P4">--- visionnage de vidéos de cours sur la bibliographie en vue de la réalisation de la nôtre</text:p>
      <text:p text:style-name="P4"/>
      <text:p text:style-name="P4"/>
      <text:p text:style-name="P3"/>
      <text:p text:style-name="P1">Semaine du 1er mars :</text:p>
      <text:p text:style-name="P3"/>
      <text:p text:style-name="P4">--- Nous avons commencé à réfléchir à la manière dont nous pourrions coder l'univers que nous imaginons. Nous pensons le modéliser par une grille de cases contenant des valeurs correspondant à un état différent. Nous pensons à des cases vides, des planètes habitées, et d'autres seulement habitables. Etant donné que les civilisations doivent chercher à communiquer entre elles, nous devrons aussi travailler sur la transmission de signaux. Ainsi, nous voulons ajouter de nouveaux types de cases : celles qui contiennent l'information « un signal passe par cette case à cet instant » et <text:s/>ainsi modéliser les ondes envoyées dans certaines directions. Nous ajouterions aussi des cases « obstacles » correspondant à des corps célestes bloquant la transmission d'ondes, et complexifiant la communication. Les signaux devraient pouvoir se déplacer dans toutes les directions possibles, c'est pourquoi nous envisageons d'utiliser la distance de Tchebychev ou de Manhattan afin de déterminer à chaque instant où ils se trouvent.</text:p>
      <text:p text:style-name="P4"/>
      <text:p text:style-name="P4">Les paramètres que nous souhaitons ajouter sont :</text:p>
      <text:p text:style-name="P4">--- le nombre d'objets célestes, de planètes habitables, habitées (qui seront dispersées aléatoirement sur la carte)</text:p>
      <text:p text:style-name="P4">--- la taille du monde</text:p>
      <text:p text:style-name="P4">Nous partons aussi du principe simpliste que les les civilisations ont une valeur binaire qui leur est associée, correspondant à leur caractère : agressive ou pacifique. Lorsqu'une pacifique reçoit un signal d'une pacifique, elles s'ignorent. Lorsqu'une pacifique et une agressive se rencontrent, l'agressive « gagne » et la pacifique disparaît. Enfin si deux agressives se rencontrent l'issue du duel est aléatoire avec une probabilité de ½ pour chacune de l'emporter. C'est pourquoi nous générons le paramètre suivant :</text:p>
      <text:p text:style-name="P4">--- le caractère de civilisation (aléatoire pour chacune)</text:p>
      <text:p text:style-name="P4"><text:soft-page-break/></text:p>
      <text:p text:style-name="P6">[Bilan de code : screenshot ou copier-coller de la partie concernée, où il en était à ce moment, difficultés, ce qu'il faudra faire, pourquoi...] <text:s/></text:p>
      <text:p text:style-name="P4"/>
      <text:p text:style-name="P4">Objectifs : finir de coder ce modèle, puis le complexifier</text:p>
      <text:p text:style-name="P3"/>
      <text:p text:style-name="P1">Semaine du 8 mars :</text:p>
      <text:p text:style-name="P3"/>
      <text:p text:style-name="P4">--- Création du github de notre projet, sur lequel nous partagerons nos avancements</text:p>
      <text:p text:style-name="P4">--- En cours nous réfléchissons à des manières de complexifier peu à peu le modèle pour le rendre le plus proche possible de la réalité. En particulier, nous introduisons le niveau technologique comme étant la capacité de chaque civilisation à émettre des signaux (générée aléatoirement pour chacune). Nous pouvons définir qu'en cas de contact entre deux civilisations agressives, la plus développée prendra le dessus sur l'autre. Cela décrit un critère simple, et davantage en adéquation avec la réalité, déterminant l'issue d'une telle opposition.</text:p>
      <text:p text:style-name="P4">--- Pendant que Quentin se penche davantage sur le code, les autres membres du groupe s'intéressent aux recherches bibliographiques. Nous trouvons des mots-clefs tels que le paradoxe de Fermi, le grand silence ,la chaîne de suspicion, l'équation de Drake, la forêt sombre, l'hypothèse du zoo, ou METI et SETI. Ils nous permettent de rechercher des documents intéressants pour notre sujet.</text:p>
      <text:p text:style-name="P4"/>
      <text:p text:style-name="P6">[Bilan de code]</text:p>
      <text:p text:style-name="P4"/>
      <text:p text:style-name="P3"/>
      <text:p text:style-name="P1">Semaine du 15 mars :</text:p>
      <text:p text:style-name="P3"/>
      <text:p text:style-name="P4">--- Avancement du carnet de bord. Chacun apporte de nouveaux documents sur le sujet, grâce aux recherches par mot-clef sur différents outils. Nous trouvons davantage de documents (sur Arxiv par exemple), et nous les trions afin de garder les plus pertinents (voir notre bibliographie).</text:p>
      <text:p text:style-name="P4"/>
      <text:p text:style-name="P6">[Bilan de code (1)]</text:p>
      <text:p text:style-name="P4"/>
      <text:p text:style-name="P4">---Cependant en avançant dans ce travail nous nous rendons compte de la complexité de notre problématique. Nous envisageons de nous intéresser à une question plus précise afin de ne pas nous perdre : « Vaut-il mieux rester invisible aux yeux de potentielles autres civilisations pour faire perdurer la nôtre ? »</text:p>
      <text:p text:style-name="P4"/>
      <text:p text:style-name="P6">[Bilan de code (2) : Objectifs ]</text:p>
      <text:p text:style-name="P6"/>
      <text:p text:style-name="P3"/>
      <text:p text:style-name="P1">Semaine du 22 mars :</text:p>
      <text:p text:style-name="P3"/>
      <text:p text:style-name="P4">--- Nous terminons à distance notre carnet de bord que nous avons rédigé en regroupant nos informations. Grâce aux cours des documentalistes nous améliorons notre bibliographie. <text:span text:style-name="T1">[besoin de détailler?]</text:span></text:p>
      <text:p text:style-name="P4"><text:span text:style-name="T1"/></text:p>
      <text:p text:style-name="P6">[Bilan de code]</text:p>
      <text:p text:style-name="P6"/>
      <text:p text:style-name="P8">Objectifs : réaliser des tests de notre modélisation, en 2D. On se demandera plus tard si nous pouvons extrapoler à un monde 3D.</text:p>
      <text:p text:style-name="P8"/>
      <text:p text:style-name="P3"/>
      <text:p text:style-name="P3"><text:soft-page-break/><text:span text:style-name="T2">Semaine du 29 mars :</text:span></text:p>
      <text:p text:style-name="P3"/>
      <text:p text:style-name="P4">--- Nous prenons du temps pour discuter de notre modèle. Finalement, nous nous rendons compte en codant qu'il existe des solutions plus simples que de représenter l'avancement des signaux au fil du temps, case par case. Nous allons implémenter deux nouvelles caractérisations des civilisations :</text:p>
      <text:p text:style-name="P4">----- le niveau d'émission : la puissance du signal émis (de 0 à un nombre maximum que nous fixons)</text:p>
      <text:p text:style-name="P4">----- le niveau de réception : la puissance minimale nécessaire du signal reçu pour qu'il soit capté par la civilisation </text:p>
      <text:p text:style-name="P4">---Nous pouvons donc supprimer les cases obstacles et signaux. Par ailleurs, nous modéliserons les difficultés de transmission liées à l'environnement par des milieux de caractéristiques différentes. </text:p>
      <text:p text:style-name="P4">Cela simplifie grandement la simulation puisque nous n'avons plus à tenir compte des positions de chacun des signaux émis par chaque civilisation. </text:p>
      <text:p text:style-name="P4"/>
      <text:p text:style-name="P6">[Bilan de code (dont simplification de fonctions par ex)]</text:p>
      <text:p text:style-name="P6"/>
      <text:p text:style-name="P8">---Nous avons maintenant assez avancé pour pouvoir réaliser des premières modélisations :</text:p>
      <text:p text:style-name="P8"/>
      <text:p text:style-name="P6">[résultats obtenus]</text:p>
      <text:p text:style-name="P6"/>
      <text:p text:style-name="P8">Cependant nous craignons qu'en sachant ce que nous nous attendons à observer, nous influions sur notre modèle de manière à vérifier nos propres hypothèses. Après description du programme au professeur, nous décidons d'aller plus loin dans la complexité de la simulation. </text:p>
      <text:p text:style-name="P3"/>
      <text:p text:style-name="P1">Semaine du 5 avril :</text:p>
      <text:p text:style-name="P3"/>
      <text:p text:style-name="P3"/>
      <text:p text:style-name="P6">[Bilan de code] </text:p>
      <text:p text:style-name="P8">---Nous commençons la création de notre site internet. Il devra rendre compte de nos travaux de recherche le plus fidèlement possible, tout en les rendant davantage présentables. Nous envisageons de le faire sur Github. Il contiendra les éléments suivants : <text:s/>une introduction, des définitions, notre avancement par semaine, du code, ainsi que nos résultats, une conclusion conclusion et la bibliographie. </text:p>
      <text:p text:style-name="P3"/>
      <text:p text:style-name="P1">Semaine du 12 avril :</text:p>
      <text:p text:style-name="P3"/>
      <text:p text:style-name="P4">---Nous n'avons pas pu être tous présents cette semaine, mais nous avançons chacun sur des axes précis. Praveena continue l'aménagement du site afin de le rendre moins sobre et améliorer sa mise en page, tandis que Kevin et Théo rédigent différents articles (définitions, mettre au propre notre avancement par semaine...). Quentin avance lui sur le code.</text:p>
      <text:p text:style-name="P6">[Bilan de code]</text:p>
      <text:p text:style-name="P6"/>
      <text:p text:style-name="P8">L'échéance approche, mais il nous reste encore du travail :</text:p>
      <text:list xml:id="list985918155418114765" text:style-name="L1">
        <text:list-item>
          <text:p text:style-name="P9">Réalisation du power-point</text:p>
        </text:list-item>
        <text:list-item>
          <text:p text:style-name="P9">Préparation de la soutenance orale</text:p>
        </text:list-item>
        <text:list-item>
          <text:p text:style-name="P9">Captation vidéo des expériences</text:p>
        </text:list-item>
        <text:list-item>
          <text:p text:style-name="P7">?</text:p>
        </text:list-item>
      </text:list>
      <text:p text:style-name="P3"/>
      <text:p text:style-name="P4"/>
      <text:p text:style-name="P3"/>
      <text:p text:style-name="P4"/>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RENE</meta:initial-creator>
    <meta:creation-date>2021-04-15T09:06:28.26</meta:creation-date>
    <dc:date>2021-04-19T18:36:01.88</dc:date>
    <dc:creator>Théo RENE</dc:creator>
    <meta:editing-duration>PT9H33M7S</meta:editing-duration>
    <meta:editing-cycles>18</meta:editing-cycles>
    <meta:generator>OpenOffice/4.1.7$Win32 OpenOffice.org_project/417m1$Build-9800</meta:generator>
    <meta:document-statistic meta:table-count="0" meta:image-count="0" meta:object-count="0" meta:page-count="4" meta:paragraph-count="53" meta:word-count="1236" meta:character-count="7838"/>
  </office:meta>
</office:document-meta>
</file>